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 program on boa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view and confirm for moves, attacks, and 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00-00-00</text:date>, <text:time style:data-style-name="N2" text:time-value="18:07:13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2T22:17:44.296000000</dc:date>
    <meta:editing-duration>P2DT4H35M24S</meta:editing-duration>
    <meta:editing-cycles>13</meta:editing-cycles>
    <meta:document-statistic meta:table-count="1" meta:cell-count="64" meta:object-count="0"/>
  </office:meta>
</office:document-meta>
</file>